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fb4fe" officeooo:paragraph-rsid="000fb4fe"/>
    </style:style>
    <style:style style:name="P2" style:family="paragraph" style:parent-style-name="Standard" style:list-style-name="L2">
      <style:text-properties officeooo:rsid="000fb4fe" officeooo:paragraph-rsid="00117acc"/>
    </style:style>
    <style:style style:name="P3" style:family="paragraph" style:parent-style-name="Standard" style:list-style-name="L2">
      <style:text-properties officeooo:paragraph-rsid="000fb4fe"/>
    </style:style>
    <style:style style:name="P4" style:family="paragraph" style:parent-style-name="Standard">
      <style:text-properties officeooo:paragraph-rsid="000fb4fe"/>
    </style:style>
    <style:style style:name="P5" style:family="paragraph" style:parent-style-name="Standard" style:list-style-name="L2">
      <style:text-properties officeooo:rsid="00117acc" officeooo:paragraph-rsid="00117acc"/>
    </style:style>
    <style:style style:name="P6" style:family="paragraph" style:parent-style-name="Standard" style:list-style-name="L2">
      <style:text-properties officeooo:rsid="00117acc" officeooo:paragraph-rsid="00148d48"/>
    </style:style>
    <style:style style:name="P7" style:family="paragraph" style:parent-style-name="Standard" style:list-style-name="L2">
      <style:text-properties fo:font-weight="normal" officeooo:rsid="00117acc" officeooo:paragraph-rsid="00117ac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2c5d1" officeooo:paragraph-rsid="0012c5d1" style:font-weight-asian="bold" style:font-weight-complex="bold"/>
    </style:style>
    <style:style style:name="P9" style:family="paragraph" style:parent-style-name="Standard" style:list-style-name="L2">
      <style:text-properties style:text-underline-style="none" fo:font-weight="normal" officeooo:rsid="00117acc" officeooo:paragraph-rsid="00117acc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2c5d1" officeooo:paragraph-rsid="0012c5d1" style:font-weight-asian="normal" style:font-weight-complex="normal"/>
    </style:style>
    <style:style style:name="T1" style:family="text">
      <style:text-properties officeooo:rsid="000fb4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b4fe" style:font-weight-asian="bold" style:font-weight-complex="bold"/>
    </style:style>
    <style:style style:name="T4" style:family="text">
      <style:text-properties fo:font-weight="bold" officeooo:rsid="00117acc" style:font-weight-asian="bold" style:font-weight-complex="bold"/>
    </style:style>
    <style:style style:name="T5" style:family="text">
      <style:text-properties fo:font-weight="bold" officeooo:rsid="0012c5d1" style:font-weight-asian="bold" style:font-weight-complex="bold"/>
    </style:style>
    <style:style style:name="T6" style:family="text">
      <style:text-properties fo:font-weight="bold" officeooo:rsid="00148d48" style:font-weight-asian="bold" style:font-weight-complex="bold"/>
    </style:style>
    <style:style style:name="T7" style:family="text">
      <style:text-properties fo:font-weight="normal" officeooo:rsid="00117acc" style:font-weight-asian="normal" style:font-weight-complex="normal"/>
    </style:style>
    <style:style style:name="T8" style:family="text">
      <style:text-properties officeooo:rsid="0012c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ÀI TOÁN KHAI PHÁ DỮ LIỆU MẠNG XÃ HỘI FACEBOOK </text:p>
      <text:p text:style-name="P8">NHẰM SỬ DỤNG CHO MẠNG XÃ HỘI TLU</text:p>
      <text:p text:style-name="P4"><text:span text:style-name="T1">Phân công nhiệm vụ</text:span></text:p>
      <text:list xml:id="list3003570922814942131" text:style-name="L2">
        <text:list-item>
          <text:p text:style-name="P3"><text:span text:style-name="T1">Kiên: </text:span><text:span text:style-name="T3">Bài toán Crawing dữ liệu mạng xã hội</text:span></text:p>
          <text:list>
            <text:list-item>
              <text:p text:style-name="P3"><text:span text:style-name="T1">Input:</text:span></text:p>
              <text:list>
                <text:list-item>
                  <text:p text:style-name="P3"><text:span text:style-name="T1">Scan các node trên mạng xã hội từ các Groups/Pages/…</text:span></text:p>
                </text:list-item>
              </text:list>
            </text:list-item>
            <text:list-item>
              <text:p text:style-name="P3"><text:span text:style-name="T1">Output:</text:span></text:p>
              <text:list>
                <text:list-item>
                  <text:p text:style-name="P1">Big Data: bao gồm tất dữ liệu của các Node quét được ở bước trên;</text:p>
                </text:list-item>
                <text:list-item>
                  <text:p text:style-name="P1">Pre-processing: tiền xử lý dữ liệu tùy theo yêu cầu của Thắng.</text:p>
                </text:list-item>
              </text:list>
            </text:list-item>
          </text:list>
        </text:list-item>
        <text:list-item>
          <text:p text:style-name="P2">Thắng: <text:span text:style-name="T2">Bài </text:span><text:span text:style-name="T4">toán Graph Mining và Text Mining</text:span></text:p>
          <text:list>
            <text:list-item>
              <text:p text:style-name="P2"><text:span text:style-name="T7">Input</text:span>:</text:p>
              <text:list>
                <text:list-item>
                  <text:p text:style-name="P5">Pre-Processed Big Data: dữ liệu lớn đã được tiền xử lý;</text:p>
                </text:list-item>
                <text:list-item>
                  <text:p text:style-name="P5">Phân cụm:</text:p>
                  <text:list>
                    <text:list-item>
                      <text:p text:style-name="P5">Nhóm người dùng: tùy theo từng tính chất, phân cụm nhóm người dùng;</text:p>
                    </text:list-item>
                    <text:list-item>
                      <text:p text:style-name="P5">Nhóm chủ đề: dựa trên dữ liệu đã phân tíc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1">Nam: </text:span><text:span text:style-name="T2">Bài toán </text:span><text:span text:style-name="T6">phát triển</text:span><text:span text:style-name="T5"> </text:span><text:span text:style-name="T6">một </text:span><text:span text:style-name="T5">Social Network </text:span><text:span text:style-name="T6">riêng cho </text:span><text:span text:style-name="T5">TLU </text:span></text:p>
          <text:list>
            <text:list-item>
              <text:p text:style-name="P7"><text:span text:style-name="T8">Input: </text:span></text:p>
              <text:list>
                <text:list-item>
                  <text:p text:style-name="P9">Dữ <text:span text:style-name="T8">liệu đã được phân cụm</text:span></text:p>
                </text:list-item>
              </text:list>
            </text:list-item>
            <text:list-item>
              <text:p text:style-name="P9">Output:</text:p>
              <text:list>
                <text:list-item>
                  <text:p text:style-name="P10">Thiết kế một website mạng xã hội riêng cho TLU với các giao diện dựa trên dữ liệu đầu vào;</text:p>
                </text:list-item>
                <text:list-item>
                  <text:p text:style-name="P10">Phát triển các dịch vụ đi kèm: ..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t Tran</meta:initial-creator>
    <meta:creation-date>2016-08-26T09:33:00.095715039</meta:creation-date>
    <dc:date>2016-08-26T09:43:44.718135125</dc:date>
    <dc:creator>Noat Tran</dc:creator>
    <meta:editing-duration>PT10M43S</meta:editing-duration>
    <meta:editing-cycles>4</meta:editing-cycles>
    <meta:generator>LibreOffice/5.0.3.2$Linux_x86 LibreOffice_project/00m0$Build-2</meta:generator>
    <meta:document-statistic meta:table-count="0" meta:image-count="0" meta:object-count="0" meta:page-count="1" meta:paragraph-count="21" meta:word-count="180" meta:character-count="791" meta:non-whitespace-character-count="647"/>
  </office:meta>
</office:document-meta>
</file>